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8-23T18:10:05.86">
            <text:p>2020/8/23 18:10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 application</text:p>
          </table:table-cell>
          <table:table-cell office:value-type="string">
            <text:p>for nanomaterial</text:p>
          </table:table-cell>
          <table:table-cell office:value-type="string">
            <text:p>M-47,#15.1.1</text:p>
          </table:table-cell>
          <table:table-cell table:number-columns-repeated="4"/>
          <table:table-cell office:value-type="date" office:date-value="2020-08-23T18:09:57.01">
            <text:p>2020/8/23 18:0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8-23T18:10:03.78">
            <text:p>2020/8/23 18:10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8-23T18:10:06.4">
            <text:p>2020/8/23 18:10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50)">
            <text:p>sn(50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34cm" draw:caption-point-x="-0.61cm" draw:caption-point-y="1.526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47">
            <text:p>47</text:p>
          </table:table-cell>
          <table:table-cell table:style-name="ce46" office:value-type="string">
            <text:p><text:s/>Plasma technology – a novel solution for CO2 conversion? </text:p>
          </table:table-cell>
          <table:table-cell table:style-name="ce47" office:value-type="string">
            <text:p>https://pubs.rsc.org/en/content/articlelanding/2017/cs/c6cs00066e#!divAbstract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3</text:p>
          </table:table-cell>
          <table:table-cell table:style-name="ce57" office:value-type="date" office:date-value="2020-05-31T16:23:22.56">
            <text:p>05.31</text:p>
          </table:table-cell>
          <table:table-cell table:style-name="ce57" office:value-type="date" office:date-value="2020-06-01T13:08:29.81">
            <text:p>06.01</text:p>
          </table:table-cell>
          <table:table-cell table:style-name="ce64" office:value-type="date" office:date-value="2020-06-29T17:28:40.55">
            <text:p>06.29</text:p>
          </table:table-cell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8">
            <text:p>48</text:p>
          </table:table-cell>
          <table:table-cell table:style-name="ce34" office:value-type="string">
            <text:p>Plasma Chemistry</text:p>
          </table:table-cell>
          <table:table-cell table:style-name="ce36" office:value-type="string">
            <text:p>https://encyclopedia2.thefreedictionary.com/Plasma+Chemistry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9">
            <text:p>49</text:p>
          </table:table-cell>
          <table:table-cell table:style-name="ce34" office:value-type="string">
            <text:p>Gas-phase ion chemistry</text:p>
          </table:table-cell>
          <table:table-cell table:style-name="ce36" office:value-type="string">
            <text:p>https://en.wikipedia.org/wiki/Gas-phase_ion_chemistry#Gas_phase_ion_format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0">
            <text:p>50</text:p>
          </table:table-cell>
          <table:table-cell table:style-name="ce34" office:value-type="string">
            <text:p><text:s/>Forschungsbereich - Plasmakatalyse </text:p>
          </table:table-cell>
          <table:table-cell table:style-name="ce36" office:value-type="string">
            <text:p>https://www.uni-ulm.de/nawi/nawi-elektrochemie/forschung/plasmakatalyse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9T17:19:20.4">
            <text:p>06.29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1">
            <text:p>51</text:p>
          </table:table-cell>
          <table:table-cell table:style-name="ce34" office:value-type="string">
            <text:p><text:s/>Vom Plasma zu Flüssigkeiten zu Festkörpern </text:p>
          </table:table-cell>
          <table:table-cell table:style-name="ce36" office:value-type="string">
            <text:p>https://www.pro-physik.de/nachrichten/vom-plasma-zu-fluessigkeiten-zu-festkoerper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2">
            <text:p>52</text:p>
          </table:table-cell>
          <table:table-cell table:style-name="ce34" office:value-type="string">
            <text:p>Нетепловая плазма - Nonthermal plasma</text:p>
          </table:table-cell>
          <table:table-cell table:style-name="ce36" office:value-type="string">
            <text:p>https://ru.qwe.wiki/wiki/Nonthermal_plasm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 office:value-type="string">
            <text:p><text:s/>The Use of Zeolites for VOCs Abatement by Combining Non-Thermal Plasma, Adsorption, and/or Catalysis: A Review</text:p>
          </table:table-cell>
          <table:table-cell table:style-name="ce36" office:value-type="string">
            <text:p>https://www.mdpi.com/2073-4344/9/1/98/htm</text:p>
          </table:table-cell>
          <table:table-cell table:style-name="ce36"/>
          <table:table-cell table:style-name="ce34" office:value-type="string">
            <text:p>https://yandex.ru/images/search?from=tabbar&amp;text=plasma catalysis&amp;pos=12&amp;img_url=<text:a xlink:href="https://res.mdpi.com/catalysts/catalysts-09-00098/article_deploy/html/images/catalysts-09-00098-g001.png&amp;rpt=simage">https://res.mdpi.com/catalysts/catalysts-09-00098/article_deploy/html/images/catalysts-09-00098-g001.png&amp;rpt=simage</text:a></text:p>
          </table:table-cell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4" table:formula="of:=NOW()" office:value-type="date" office:date-value="2020-08-23T18:10:06.5">
            <text:p>2020/8/23 18:10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8-23T18:10:05.86">
            <text:p>2020/8/23 18:10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5)">
            <text:p>sn(15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5">
            <text:p>15</text:p>
          </table:table-cell>
          <table:table-cell table:style-name="ce29" office:value-type="string">
            <text:p>плазменный катализ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6-29T17:17:38.15">
            <text:p>06.2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8-23T18:10:05.86">
            <text:p>2020/8/23 18:10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8-23T18:10:05.86">
            <text:p>2020/8/23 18:10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96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8:1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8-23T18:10:05.05</dc:date>
    <dc:creator>iwabuchi ken</dc:creator>
    <meta:editing-duration>P1DT5H47M17S</meta:editing-duration>
    <meta:editing-cycles>148</meta:editing-cycles>
    <meta:generator>OpenOffice/4.1.3$Win32 OpenOffice.org_project/413m1$Build-9783</meta:generator>
    <meta:document-statistic meta:table-count="7" meta:cell-count="940" meta:object-count="0"/>
  </office:meta>
</office:document-meta>
</file>